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869558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outline1">
      <style:graphic-properties fo:min-height="12.18cm"/>
    </style:style>
    <style:style style:name="pr3" style:family="presentation" style:parent-style-name="water-notes">
      <style:graphic-properties draw:fill-color="#ffffff" draw:auto-grow-height="true" fo:min-height="12.572cm"/>
    </style:style>
    <style:style style:name="pr4" style:family="presentation" style:parent-style-name="water-outline1">
      <style:graphic-properties fo:min-height="11.929cm"/>
    </style:style>
    <style:style style:name="pr5" style:family="presentation" style:parent-style-name="water-title">
      <style:graphic-properties fo:min-height="3cm"/>
    </style:style>
    <style:style style:name="pr6" style:family="presentation" style:parent-style-name="water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justify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1">
        <draw:frame presentation:style-name="pr1" draw:text-style-name="P1" draw:layer="layout" svg:width="23cm" svg:height="3cm" svg:x="2.5cm" svg:y="2cm" presentation:class="title">
          <draw:text-box>
            <text:p><text:span text:style-name="T1">Heat</text:span></text:p>
          </draw:text-box>
        </draw:frame>
        <draw:frame presentation:style-name="pr2" draw:text-style-name="P3" draw:layer="layout" svg:width="23cm" svg:height="12.18cm" svg:x="2.5cm" svg:y="5.5cm" presentation:class="outline" presentation:user-transformed="true">
          <draw:text-box>
            <text:list text:style-name="L2">
              <text:list-item>
                <text:p><text:span text:style-name="T2">Heat</text:span><text:span text:style-name="T2">简介</text:span></text:p>
              </text:list-item>
              <text:list-item>
                <text:p><text:span text:style-name="T2">AWS Cloud Formation</text:span><text:span text:style-name="T2">介绍</text:span></text:p>
              </text:list-item>
              <text:list-item>
                <text:p text:style-name="P2"><text:span text:style-name="T2">AWS Market Place</text:span><text:span text:style-name="T2">介绍</text:span></text:p>
              </text:list-item>
              <text:list-item>
                <text:p><text:span text:style-name="T2">Heat</text:span><text:span text:style-name="T2">的价值</text:span></text:p>
              </text:list-item>
              <text:list-item>
                <text:p><text:span text:style-name="T2">Heat</text:span><text:span text:style-name="T2">的镜像做了什么</text:span></text:p>
              </text:list-item>
              <text:list-item>
                <text:p><text:span text:style-name="T2">Heat</text:span><text:span text:style-name="T2">加入我们项目的可能性</text:span></text:p>
              </text:list-item>
              <text:list-item>
                <text:p><text:span text:style-name="T2">Heat</text:span><text:span text:style-name="T2">的监控机制和我们的监控未来融合的可能性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1T1">
        <draw:frame presentation:style-name="pr1" draw:text-style-name="P1" draw:layer="layout" svg:width="23cm" svg:height="3cm" svg:x="2.5cm" svg:y="2cm" presentation:class="title">
          <draw:text-box>
            <text:p><text:span text:style-name="T1">Heat</text:span><text:span text:style-name="T1">简介</text:span></text:p>
          </draw:text-box>
        </draw:frame>
        <draw:frame presentation:style-name="pr4" draw:text-style-name="P4" draw:layer="layout" svg:width="23cm" svg:height="11.929cm" svg:x="2.5cm" svg:y="5.5cm" presentation:class="outline" presentation:user-transformed="true">
          <draw:text-box>
            <text:list text:style-name="L2">
              <text:list-item>
                <text:p><text:span text:style-name="T3">Heat</text:span><text:span text:style-name="T3">是一种把不同复杂云资源使用</text:span><text:span text:style-name="T3">AWS CloudFormation</text:span><text:span text:style-name="T3">组合起来的工具</text:span><text:span text:style-name="T3">, </text:span><text:span text:style-name="T3">通过</text:span><text:span text:style-name="T3">openstack </text:span><text:span text:style-name="T3">原生的</text:span><text:span text:style-name="T3">api</text:span><text:span text:style-name="T3">以及和与</text:span><text:span text:style-name="T3">CloudFormation</text:span><text:span text:style-name="T3">兼容的</text:span><text:span text:style-name="T3">API</text:span><text:span text:style-name="T3">。</text:span></text:p>
              </text:list-item>
              <text:list-item>
                <text:p><text:span text:style-name="T3">Why heat? It makes the clouds rise!</text:span></text:p>
              </text:list-item>
              <text:list-item>
                <text:p><text:span text:style-name="T3">我的理解，以前写操作系统我们调度一台机器的硬件资源。</text:span></text:p>
              </text:list-item>
              <text:list-item>
                <text:p><text:span text:style-name="T3">现在我们把很多的机器资源化，进行统一资源调度，包括网络资源，存储资源和计算资源，而</text:span><text:span text:style-name="T3">CloudFormation</text:span><text:span text:style-name="T3">就是调度这种资源的脚本。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1T1">
        <draw:frame presentation:style-name="pr1" draw:text-style-name="P1" draw:layer="layout" svg:width="23cm" svg:height="3cm" svg:x="2.5cm" svg:y="2cm" presentation:class="title">
          <draw:text-box>
            <text:p><text:span text:style-name="T1">AWS Cloud Formation</text:span><text:span text:style-name="T1">简介</text:span></text:p>
          </draw:text-box>
        </draw:frame>
        <draw:frame presentation:style-name="pr4" draw:text-style-name="P4" draw:layer="layout" svg:width="23cm" svg:height="11.929cm" svg:x="2.5cm" svg:y="5.2cm" presentation:class="outline" presentation:user-transformed="true">
          <draw:text-box>
            <text:list text:style-name="L2">
              <text:list-item>
                <text:p><text:span text:style-name="T3">AWS CloudFormation </text:span><text:span text:style-name="T3">让你可以提前可重用地创建和定义</text:span><text:span text:style-name="T3">AWS</text:span><text:span text:style-name="T3">基础设施</text:span><text:span text:style-name="T3">. </text:span></text:p>
              </text:list-item>
              <text:list-item>
                <text:p><text:span text:style-name="T3">帮助你使用</text:span><text:span text:style-name="T3">AWS products such as Amazon Elastic Compute Cloud, Amazon Elastic Block Store, Amazon Simple Notification Service, Elastic Load Balancing and Auto Scaling to </text:span><text:span text:style-name="T3">构建高可用</text:span><text:span text:style-name="T3">, </text:span><text:span text:style-name="T3">高可扩展性</text:span><text:span text:style-name="T3">, </text:span><text:span text:style-name="T3">有效开支的</text:span><text:span text:style-name="T3">Application</text:span><text:span text:style-name="T3">，而不用关心创建和配置潜在的</text:span><text:span text:style-name="T3">AWS</text:span><text:span text:style-name="T3">基础设施</text:span><text:span text:style-name="T3">.</text:span></text:p>
              </text:list-item>
              <text:list-item>
                <text:p><text:span text:style-name="T3"><text:s/></text:span><text:span text:style-name="T3">AWS CloudFormation</text:span><text:span text:style-name="T3">允许你用模板文件创建和删除一个资源集合</text:span><text:span text:style-name="T3">as a single unit (a stack)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1T1">
        <draw:frame presentation:style-name="pr1" draw:text-style-name="P5" draw:layer="layout" svg:width="23cm" svg:height="3cm" svg:x="2.5cm" svg:y="2cm" presentation:class="title">
          <draw:text-box>
            <text:p><text:span text:style-name="T4">AWS Market Place</text:span><text:span text:style-name="T4">介绍</text:span></text:p>
          </draw:text-box>
        </draw:frame>
        <draw:frame presentation:style-name="pr4" draw:text-style-name="P4" draw:layer="layout" svg:width="23cm" svg:height="11.929cm" svg:x="2.5cm" svg:y="5.5cm" presentation:class="outline" presentation:user-transformed="true">
          <draw:text-box>
            <text:list text:style-name="L2">
              <text:list-item>
                <text:p><text:a xlink:href="https://aws.amazon.com/marketplace" xlink:type="simple">https://aws.amazon.com/marketplace</text:a></text:p>
              </text:list-item>
              <text:list-item>
                <text:p>Aws market place分析（doc）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1T1">
        <draw:frame presentation:style-name="pr1" draw:text-style-name="P5" draw:layer="layout" svg:width="23cm" svg:height="3cm" svg:x="2.5cm" svg:y="2cm" presentation:class="title">
          <draw:text-box>
            <text:p><text:span text:style-name="T4">Heat</text:span><text:span text:style-name="T4">的价值</text:span></text:p>
          </draw:text-box>
        </draw:frame>
        <draw:frame presentation:style-name="pr4" draw:text-style-name="P3" draw:layer="layout" svg:width="23cm" svg:height="11.929cm" svg:x="2.5cm" svg:y="5.5cm" presentation:class="outline" presentation:user-transformed="true">
          <draw:text-box>
            <text:list text:style-name="L2">
              <text:list-item>
                <text:p><text:span text:style-name="T5">Openstack</text:span><text:span text:style-name="T5">做了这么多，到现在为止，勉强把资源管理起来了，做到了资源管理。</text:span></text:p>
              </text:list-item>
              <text:list-item>
                <text:p><text:span text:style-name="T5">就像几十年前，个人电脑硬件出来了，刚开始的</text:span><text:span text:style-name="T5">Basic</text:span><text:span text:style-name="T5">系统刚把系统管理了起来，可以用内存，硬盘，</text:span><text:span text:style-name="T5">cpu</text:span><text:span text:style-name="T5">了。但是只是一些商用和专业人士和学校在使用。后来出了</text:span><text:span text:style-name="T5">windows</text:span><text:span text:style-name="T5">，</text:span><text:span text:style-name="T5">linux</text:span><text:span text:style-name="T5">，</text:span><text:span text:style-name="T5">unix</text:span><text:span text:style-name="T5">，很多人开始为这些系统开发具体应用的软件，于是有了今天这样的结果。</text:span></text:p>
              </text:list-item>
              <text:list-item>
                <text:p><text:span text:style-name="T5">现在</text:span><text:span text:style-name="T5">openstack</text:span><text:span text:style-name="T5">刚开始把资源调度做好了，接下来，如何使用这些资源呢，很多用户不懂，只是虚拟机只能满足很少的需求，黄铜很便宜，做成工艺品，做成实用的东西量产就之值钱了。把这些东西做成解决方案，打包卖出，同时买的还有解决方案的设计。</text:span></text:p>
              </text:list-item>
              <text:list-item>
                <text:p><text:span text:style-name="T5">Heat</text:span><text:span text:style-name="T5">能做成的原因在于，所有的应用不用自己开发，直接用亚马逊已经开发好的。亚马逊能去找那些厂商，我们也可以去找。很多开发者已经有经验，不用重新培养</text:span></text:p>
              </text:list-item>
              <text:list-item>
                <text:p><text:span text:style-name="T5">在</text:span><text:span text:style-name="T5">H</text:span><text:span text:style-name="T5">版应该会变成</text:span><text:span text:style-name="T5">openstack</text:span><text:span text:style-name="T5">核心项目，</text:span><text:span text:style-name="T5">RedHat</text:span><text:span text:style-name="T5">目前有</text:span><text:span text:style-name="T5">8</text:span><text:span text:style-name="T5">个工程师在专职开发这个项目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1T1">
        <office:forms form:automatic-focus="false" form:apply-design-mode="false"/>
        <draw:frame presentation:style-name="pr5" draw:text-style-name="P6" draw:layer="layout" svg:width="23cm" svg:height="3cm" svg:x="2.5cm" svg:y="2cm" presentation:class="title" presentation:user-transformed="true">
          <draw:text-box>
            <text:p><text:span text:style-name="T6">Heat</text:span><text:span text:style-name="T6">的镜像</text:span></text:p>
          </draw:text-box>
        </draw:frame>
        <draw:frame presentation:style-name="pr2" draw:text-style-name="P4" draw:layer="layout" svg:width="23cm" svg:height="12.18cm" svg:x="2.5cm" svg:y="5.5cm" presentation:class="outline" presentation:user-transformed="true">
          <draw:text-box>
            <text:list text:style-name="L2">
              <text:list-item>
                <text:p text:style-name="P4"><text:span text:style-name="T7">普通的</text:span><text:span text:style-name="T7">openstack</text:span><text:span text:style-name="T7">可用镜像加上</text:span></text:p>
              </text:list-item>
              <text:list-item>
                <text:p text:style-name="P4"><text:span text:style-name="T7">添加</text:span><text:span text:style-name="T7">sudo</text:span><text:span text:style-name="T7">用户</text:span><text:span text:style-name="T7">ec2-user</text:span></text:p>
              </text:list-item>
              <text:list-item>
                <text:p text:style-name="P4"><text:span text:style-name="T7">epel, perl, python, python-setuptools, <text:s/>cloud-init, <text:s/>argprase</text:span></text:p>
              </text:list-item>
              <text:list-item>
                <text:p text:style-name="P4"><text:span text:style-name="T7">chmod +x /opt/aws/bin/cfn-*</text:span></text:p>
              </text:list-item>
              <text:list-item>
                <text:p text:style-name="P4"><text:span text:style-name="T7">filename: cfn-init</text:span><text:span text:style-name="T7">，</text:span><text:span text:style-name="T7">cfn-hup</text:span><text:span text:style-name="T7">，</text:span><text:span text:style-name="T7">cfn-signal</text:span><text:span text:style-name="T7">，</text:span><text:span text:style-name="T7">cfn-helper</text:span><text:span text:style-name="T7">，</text:span><text:span text:style-name="T7">cfn-get-metadata</text:span><text:span text:style-name="T7">，</text:span><text:span text:style-name="T7">cfn-push-stats</text:span></text:p>
              </text:list-item>
              <text:list-item>
                <text:p text:style-name="P4"><text:span text:style-name="T7">cfn-init <text:s/>Process the resource metadata</text:span></text:p>
                <text:p text:style-name="P4"><text:span text:style-name="T7">packages, sources, files, services[YES] users, groups, commands[NOT YET]</text:span></text:p>
              </text:list-item>
              <text:list-item>
                <text:p text:style-name="P4"><text:span text:style-name="T7">cfn-helper </text:span><text:span text:style-name="T7">各种脚本的实现</text:span></text:p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1T1">
        <draw:frame presentation:style-name="pr5" draw:text-style-name="P1" draw:layer="layout" svg:width="23cm" svg:height="3cm" svg:x="2.5cm" svg:y="2cm" presentation:class="title">
          <draw:text-box>
            <text:p text:style-name="P1"><text:span text:style-name="T1">Heat</text:span><text:span text:style-name="T1">镜像</text:span></text:p>
          </draw:text-box>
        </draw:frame>
        <draw:frame presentation:style-name="pr2" draw:layer="layout" svg:width="23cm" svg:height="13.643cm" svg:x="2.5cm" svg:y="5.5cm" presentation:class="outline" presentation:user-transformed="true">
          <draw:text-box>
            <text:list text:style-name="L2">
              <text:list-item>
                <text:p text:style-name="P4"><text:span text:style-name="T7">Cfn-hup</text:span></text:p>
                <text:p text:style-name="P4"><text:span text:style-name="T7">实现一些</text:span><text:span text:style-name="T7">service</text:span><text:span text:style-name="T7">的更新</text:span></text:p>
              </text:list-item>
              <text:list-item>
                <text:p text:style-name="P4"><text:span text:style-name="T7">Cfn-signal</text:span></text:p>
                <text:p text:style-name="P4"><text:span text:style-name="T7">用于监控操作，提醒外部服务，向外部发送</text:span><text:span text:style-name="T7">curl</text:span><text:span text:style-name="T7">请求。</text:span></text:p>
              </text:list-item>
              <text:list-item>
                <text:p text:style-name="P4"><text:span text:style-name="T7">Cfn-push-stats</text:span></text:p>
                <text:p text:style-name="P4"><text:span text:style-name="T7">实现这些东西的监控</text:span></text:p>
                <text:p text:style-name="P4"><text:span text:style-name="T7">service failure <text:s text:c="13"/>swap space <text:s text:c="17"/></text:span></text:p>
                <text:p text:style-name="P4"><text:span text:style-name="T7">heatbeat <text:s text:c="21"/>disk space</text:span></text:p>
                <text:p text:style-name="P4"><text:span text:style-name="T7">memory space <text:s text:c="11"/>cpu utilization</text:span></text:p>
                <text:p text:style-name="P4"><text:span text:style-name="T7">服务级 </text:span><text:span text:style-name="T7">loadblance <text:s/>status svname check_duration type req_tot hrsp_2xx hrsp_3xx hrsp_4xx</text:span></text:p>
                <text:p text:style-name="P4"><text:span text:style-name="T7">hrsp_5xx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1T1">
        <draw:frame presentation:style-name="pr5" draw:text-style-name="P1" draw:layer="layout" svg:width="23cm" svg:height="3cm" svg:x="2.5cm" svg:y="2cm" presentation:class="title" presentation:user-transformed="true">
          <draw:text-box>
            <text:p text:style-name="P1"><text:span text:style-name="T1">Heat</text:span><text:span text:style-name="T1">加入我们项目的可能性</text:span></text:p>
          </draw:text-box>
        </draw:frame>
        <draw:frame presentation:style-name="pr2" draw:text-style-name="P3" draw:layer="layout" svg:width="23cm" svg:height="12.18cm" svg:x="2.5cm" svg:y="5.5cm" presentation:class="outline" presentation:user-transformed="true">
          <draw:text-box>
            <text:list text:style-name="L2">
              <text:list-item>
                <text:p text:style-name="P3"><text:span text:style-name="T2">Heat</text:span><text:span text:style-name="T2">提供完整的</text:span><text:span text:style-name="T2">api</text:span><text:span text:style-name="T2">，前端可以很方便调用</text:span></text:p>
              </text:list-item>
              <text:list-item>
                <text:p text:style-name="P3"><text:span text:style-name="T2">亚马逊现成的模板可以直接使用</text:span></text:p>
              </text:list-item>
              <text:list-item>
                <text:p text:style-name="P3"><text:span text:style-name="T2">亚马逊的方式虽然灵活，给用户选择的余地比较大，但是很多用户自己并不能选择很好的解决方案，我们刚开始可以提供一键解决方案，看看用户反响如何</text:span></text:p>
              </text:list-item>
              <text:list-item>
                <text:p text:style-name="P3"><text:span text:style-name="T2">一键解决方案最简单，前端直接调用</text:span><text:span text:style-name="T2">api</text:span><text:span text:style-name="T2">，启动现有模板</text:span></text:p>
              </text:list-item>
              <text:list-item>
                <text:p text:style-name="P3"><text:span text:style-name="T2">需要</text:span><text:span text:style-name="T2">apt</text:span><text:span text:style-name="T2">库比较全，否则用户更新超级慢</text:span></text:p>
              </text:list-item>
              <text:list-item>
                <text:p text:style-name="P3"><text:span text:style-name="T2">需要</text:span><text:span text:style-name="T2">G</text:span><text:span text:style-name="T2">版本的支持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1T1">
        <draw:frame presentation:style-name="pr5" draw:layer="layout" svg:width="23cm" svg:height="3cm" svg:x="2.5cm" svg:y="2cm" presentation:class="title">
          <draw:text-box>
            <text:list text:style-name="L1">
              <text:list-header>
                <text:p><text:span text:style-name="T2">Heat</text:span><text:span text:style-name="T2">的监控机制和我们的监控未来融合的可能性</text:span></text:p>
              </text:list-header>
            </text:list>
          </draw:text-box>
        </draw:frame>
        <draw:frame presentation:style-name="pr2" draw:layer="layout" svg:width="23cm" svg:height="12.18cm" svg:x="2.5cm" svg:y="5.5cm" presentation:class="outline">
          <draw:text-box>
            <text:list text:style-name="L2">
              <text:list-item>
                <text:p>Heat做的是虚拟机软件级别的监控</text:p>
                <text:p>服务级别监控</text:p>
                <text:p>操作系统级别监控</text:p>
              </text:list-item>
              <text:list-item>
                <text:p>Cliometer虚拟机级别监控</text:p>
              </text:list-item>
              <text:list-item>
                <text:p>Zabix 物理机级别监控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</meta:initial-creator>
    <meta:creation-date>2013-02-01T15:27:23</meta:creation-date>
    <dc:date>2013-02-01T23:40:32</dc:date>
    <dc:creator>jim </dc:creator>
    <meta:editing-duration>PT4H29M36S</meta:editing-duration>
    <meta:editing-cycles>19</meta:editing-cycles>
    <meta:generator>LibreOffice/3.5$Linux_X86_64 LibreOffice_project/350m1$Build-2</meta:generator>
    <meta:document-statistic meta:object-count="68"/>
  </office:meta>
</office:document-meta>
</file>